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051" officeooo:paragraph-rsid="0012f051"/>
    </style:style>
    <style:style style:name="P2" style:family="paragraph" style:parent-style-name="Standard">
      <style:text-properties officeooo:rsid="00194dac" officeooo:paragraph-rsid="00194dac"/>
    </style:style>
    <style:style style:name="P3" style:family="paragraph" style:parent-style-name="Standard" style:list-style-name="L1">
      <style:text-properties officeooo:paragraph-rsid="00374fd8"/>
    </style:style>
    <style:style style:name="P4" style:family="paragraph" style:parent-style-name="Standard" style:list-style-name="L1">
      <style:text-properties officeooo:paragraph-rsid="006a5d0c"/>
    </style:style>
    <style:style style:name="P5" style:family="paragraph" style:parent-style-name="Standard" style:list-style-name="L1">
      <style:text-properties officeooo:rsid="0012f051" officeooo:paragraph-rsid="0012f051"/>
    </style:style>
    <style:style style:name="P6" style:family="paragraph" style:parent-style-name="Standard" style:list-style-name="L1">
      <style:text-properties officeooo:rsid="0016088c" officeooo:paragraph-rsid="0016088c"/>
    </style:style>
    <style:style style:name="P7" style:family="paragraph" style:parent-style-name="Standard" style:list-style-name="L1">
      <style:text-properties officeooo:rsid="00182e1c" officeooo:paragraph-rsid="00182e1c"/>
    </style:style>
    <style:style style:name="P8" style:family="paragraph" style:parent-style-name="Standard" style:list-style-name="L1">
      <style:text-properties officeooo:rsid="00194dac" officeooo:paragraph-rsid="00194dac"/>
    </style:style>
    <style:style style:name="P9" style:family="paragraph" style:parent-style-name="Standard" style:list-style-name="L1">
      <style:text-properties officeooo:rsid="001a40e7" officeooo:paragraph-rsid="001a40e7"/>
    </style:style>
    <style:style style:name="P10" style:family="paragraph" style:parent-style-name="Standard" style:list-style-name="L1">
      <style:text-properties officeooo:rsid="001c2f7e" officeooo:paragraph-rsid="001c2f7e"/>
    </style:style>
    <style:style style:name="P11" style:family="paragraph" style:parent-style-name="Standard" style:list-style-name="L1">
      <style:text-properties officeooo:rsid="001fdd11" officeooo:paragraph-rsid="001fdd11"/>
    </style:style>
    <style:style style:name="P12" style:family="paragraph" style:parent-style-name="Standard" style:list-style-name="L1">
      <style:text-properties officeooo:rsid="0020416e" officeooo:paragraph-rsid="0020416e"/>
    </style:style>
    <style:style style:name="P13" style:family="paragraph" style:parent-style-name="Standard" style:list-style-name="L1">
      <style:text-properties officeooo:rsid="0020cf2f" officeooo:paragraph-rsid="0020cf2f"/>
    </style:style>
    <style:style style:name="P14" style:family="paragraph" style:parent-style-name="Standard" style:list-style-name="L1">
      <style:text-properties officeooo:rsid="00223b69" officeooo:paragraph-rsid="00223b69"/>
    </style:style>
    <style:style style:name="P15" style:family="paragraph" style:parent-style-name="Standard" style:list-style-name="L1">
      <style:text-properties officeooo:rsid="0023db6a" officeooo:paragraph-rsid="0023db6a"/>
    </style:style>
    <style:style style:name="P16" style:family="paragraph" style:parent-style-name="Standard" style:list-style-name="L1">
      <style:text-properties officeooo:rsid="00242dea" officeooo:paragraph-rsid="00242dea"/>
    </style:style>
    <style:style style:name="P17" style:family="paragraph" style:parent-style-name="Standard" style:list-style-name="L1">
      <style:text-properties officeooo:rsid="0025d239" officeooo:paragraph-rsid="0025d239"/>
    </style:style>
    <style:style style:name="P18" style:family="paragraph" style:parent-style-name="Standard" style:list-style-name="L1">
      <style:text-properties officeooo:rsid="0029a7d6" officeooo:paragraph-rsid="002afa78"/>
    </style:style>
    <style:style style:name="P19" style:family="paragraph" style:parent-style-name="Standard" style:list-style-name="L1">
      <style:text-properties officeooo:rsid="002dad05" officeooo:paragraph-rsid="002dad05"/>
    </style:style>
    <style:style style:name="P20" style:family="paragraph" style:parent-style-name="Standard" style:list-style-name="L1">
      <style:text-properties officeooo:rsid="002f5e1d" officeooo:paragraph-rsid="002f5e1d"/>
    </style:style>
    <style:style style:name="P21" style:family="paragraph" style:parent-style-name="Standard" style:list-style-name="L1">
      <style:text-properties officeooo:rsid="00304bce" officeooo:paragraph-rsid="00304bce"/>
    </style:style>
    <style:style style:name="P22" style:family="paragraph" style:parent-style-name="Standard" style:list-style-name="L1">
      <style:text-properties officeooo:rsid="003ddc3b" officeooo:paragraph-rsid="003ddc3b"/>
    </style:style>
    <style:style style:name="P23" style:family="paragraph" style:parent-style-name="Standard" style:list-style-name="L1">
      <style:text-properties officeooo:rsid="0040b788" officeooo:paragraph-rsid="0043deb8"/>
    </style:style>
    <style:style style:name="P24" style:family="paragraph" style:parent-style-name="Standard" style:list-style-name="L1">
      <style:text-properties officeooo:rsid="0040b788" officeooo:paragraph-rsid="0040b788"/>
    </style:style>
    <style:style style:name="P25" style:family="paragraph" style:parent-style-name="Standard" style:list-style-name="L1">
      <style:text-properties officeooo:rsid="0043deb8" officeooo:paragraph-rsid="0043deb8"/>
    </style:style>
    <style:style style:name="P26" style:family="paragraph" style:parent-style-name="Standard" style:list-style-name="L1">
      <style:text-properties officeooo:rsid="0047f63d" officeooo:paragraph-rsid="0047f63d"/>
    </style:style>
    <style:style style:name="P27" style:family="paragraph" style:parent-style-name="Standard" style:list-style-name="L1">
      <style:text-properties officeooo:rsid="0049a3df" officeooo:paragraph-rsid="0049a3df"/>
    </style:style>
    <style:style style:name="P28" style:family="paragraph" style:parent-style-name="Standard" style:list-style-name="L1">
      <style:text-properties officeooo:rsid="004cee6b" officeooo:paragraph-rsid="004cee6b"/>
    </style:style>
    <style:style style:name="P29" style:family="paragraph" style:parent-style-name="Standard" style:list-style-name="L1">
      <style:text-properties officeooo:rsid="005bf34e" officeooo:paragraph-rsid="005bf34e"/>
    </style:style>
    <style:style style:name="P30" style:family="paragraph" style:parent-style-name="Standard" style:list-style-name="L1">
      <style:text-properties officeooo:rsid="0060a3c0" officeooo:paragraph-rsid="0060a3c0"/>
    </style:style>
    <style:style style:name="P31" style:family="paragraph" style:parent-style-name="Standard" style:list-style-name="L1">
      <style:text-properties officeooo:rsid="006179eb" officeooo:paragraph-rsid="006179eb"/>
    </style:style>
    <style:style style:name="P32" style:family="paragraph" style:parent-style-name="Standard" style:list-style-name="L1">
      <style:text-properties officeooo:rsid="0064a32d" officeooo:paragraph-rsid="0064a32d"/>
    </style:style>
    <style:style style:name="P33" style:family="paragraph" style:parent-style-name="Standard" style:list-style-name="L1">
      <style:text-properties officeooo:rsid="00698342" officeooo:paragraph-rsid="00698342"/>
    </style:style>
    <style:style style:name="P34" style:family="paragraph" style:parent-style-name="Standard" style:list-style-name="L1">
      <style:text-properties officeooo:rsid="0069baba" officeooo:paragraph-rsid="0069baba"/>
    </style:style>
    <style:style style:name="T1" style:family="text">
      <style:text-properties officeooo:rsid="00194dac"/>
    </style:style>
    <style:style style:name="T2" style:family="text">
      <style:text-properties officeooo:rsid="001a40e7"/>
    </style:style>
    <style:style style:name="T3" style:family="text">
      <style:text-properties officeooo:rsid="001d7df3"/>
    </style:style>
    <style:style style:name="T4" style:family="text">
      <style:text-properties officeooo:rsid="001f4cc4"/>
    </style:style>
    <style:style style:name="T5" style:family="text">
      <style:text-properties officeooo:rsid="00209bca"/>
    </style:style>
    <style:style style:name="T6" style:family="text">
      <style:text-properties officeooo:rsid="0023c022"/>
    </style:style>
    <style:style style:name="T7" style:family="text">
      <style:text-properties officeooo:rsid="0027222e"/>
    </style:style>
    <style:style style:name="T8" style:family="text">
      <style:text-properties officeooo:rsid="00292210"/>
    </style:style>
    <style:style style:name="T9" style:family="text">
      <style:text-properties officeooo:rsid="002afa78"/>
    </style:style>
    <style:style style:name="T10" style:family="text">
      <style:text-properties officeooo:rsid="00304bce"/>
    </style:style>
    <style:style style:name="T11" style:family="text">
      <style:text-properties officeooo:rsid="0032ecde"/>
    </style:style>
    <style:style style:name="T12" style:family="text">
      <style:text-properties officeooo:rsid="003a622b"/>
    </style:style>
    <style:style style:name="T13" style:family="text">
      <style:text-properties officeooo:rsid="003f6b12"/>
    </style:style>
    <style:style style:name="T14" style:family="text">
      <style:text-properties officeooo:rsid="003f9c83"/>
    </style:style>
    <style:style style:name="T15" style:family="text">
      <style:text-properties officeooo:rsid="0045bf86"/>
    </style:style>
    <style:style style:name="T16" style:family="text">
      <style:text-properties officeooo:rsid="004ed925"/>
    </style:style>
    <style:style style:name="T17" style:family="text">
      <style:text-properties officeooo:rsid="0050ad41"/>
    </style:style>
    <style:style style:name="T18" style:family="text">
      <style:text-properties officeooo:rsid="0050ca4a"/>
    </style:style>
    <style:style style:name="T19" style:family="text">
      <style:text-properties officeooo:rsid="0052bf06"/>
    </style:style>
    <style:style style:name="T20" style:family="text">
      <style:text-properties officeooo:rsid="0054a737"/>
    </style:style>
    <style:style style:name="T21" style:family="text">
      <style:text-properties officeooo:rsid="005dbac0"/>
    </style:style>
    <style:style style:name="T22" style:family="text">
      <style:text-properties officeooo:rsid="00624008"/>
    </style:style>
    <style:style style:name="T23" style:family="text">
      <style:text-properties officeooo:rsid="00631046"/>
    </style:style>
    <style:style style:name="T24" style:family="text">
      <style:text-properties officeooo:rsid="006497aa"/>
    </style:style>
    <style:style style:name="T25" style:family="text">
      <style:text-properties officeooo:rsid="0065c489"/>
    </style:style>
    <style:style style:name="T26" style:family="text">
      <style:text-properties officeooo:rsid="00660a73"/>
    </style:style>
    <style:style style:name="T27" style:family="text">
      <style:text-properties officeooo:rsid="0066be3b"/>
    </style:style>
    <style:style style:name="T28" style:family="text">
      <style:text-properties officeooo:rsid="006a5d0c"/>
    </style:style>
    <style:style style:name="T29" style:family="text">
      <style:text-properties officeooo:rsid="006c3d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A_MakeThresholdOutlines</text:p>
      <text:list text:style-name="L1">
        <text:list-item>
          <text:p text:style-name="P5">ado = SUMA_Overlay_OwnerADO(Sover);</text:p>
        </text:list-item>
        <text:list-item>
          <text:p text:style-name="P5">SO = (SUMA_SurfaceObject *)ado;</text:p>
        </text:list-item>
        <text:list-item>
          <text:p text:style-name="P6">Check that required pointers not NULL</text:p>
        </text:list-item>
        <text:list-item>
          <text:p text:style-name="P6">SUMA_Find_ColorMap</text:p>
          <text:list>
            <text:list-item>
              <text:p text:style-name="P7">Ensure there are color maps. <text:s/><text:span text:style-name="T1">If not, exit.</text:span></text:p>
            </text:list-item>
            <text:list-item>
              <text:p text:style-name="P8">Cycle through maps <text:span text:style-name="T2">to find required map</text:span></text:p>
            </text:list-item>
            <text:list-item>
              <text:p text:style-name="P9">If found, return map. <text:s/>Otherwise return failed to find map</text:p>
            </text:list-item>
          </text:list>
        </text:list-item>
        <text:list-item>
          <text:p text:style-name="P10">If colormap not found, return with error message.</text:p>
        </text:list-item>
        <text:list-item>
          <text:p text:style-name="P10">Creat<text:span text:style-name="T3">e</text:span> a scaled color vect<text:span text:style-name="T4">or</text:span></text:p>
        </text:list-item>
        <text:list-item>
          <text:p text:style-name="P11">If show mode Con or CaC</text:p>
          <text:list>
            <text:list-item>
              <text:p text:style-name="P11">return = (SUMA_NeedsLinearizing(ColMap))</text:p>
              <text:list>
                <text:list-item>
                  <text:p text:style-name="P12">If there is no N_col x 1 vector containing the fraction of scale assigned to each color, (values shown on the right of the colorbar in AFNI) <text:span text:style-name="T5">return 0</text:span></text:p>
                </text:list-item>
                <text:list-item>
                  <text:p text:style-name="P13">If number of colors in the color map x number of columns in M (where M is an N_Col x 3 matrix of R G B values (0..1)) return 0</text:p>
                </text:list-item>
                <text:list-item>
                  <text:p text:style-name="P14">If there is a hot spot in the color vector, return 1. <text:s/><text:span text:style-name="T6">Otherwise, return 0</text:span></text:p>
                </text:list-item>
              </text:list>
            </text:list-item>
          </text:list>
        </text:list-item>
        <text:list-item>
          <text:p text:style-name="P11">else ColsContMode = 0</text:p>
        </text:list-item>
        <text:list-item>
          <text:p text:style-name="P15">Create color scale vector</text:p>
          <text:list>
            <text:list-item>
              <text:p text:style-name="P16">Allocate memory to color scale vector</text:p>
            </text:list-item>
            <text:list-item>
              <text:p text:style-name="P17">Allocate memory to its cv and isMasked components <text:span text:style-name="T9">for the number of nodes</text:span>.<text:span text:style-name="T7"> BiasCoordVec component </text:span><text:span text:style-name="T8">nullified until it is determined whether it is needed.</text:span></text:p>
            </text:list-item>
            <text:list-item>
              <text:p text:style-name="P18">If ColsContMode, vCont allocated <text:span text:style-name="T9">for the number of nodes</text:span></text:p>
            </text:list-item>
            <text:list-item>
              <text:p text:style-name="P19">if cv or isMasked allocation failed, return NULL</text:p>
            </text:list-item>
            <text:list-item>
              <text:p text:style-name="P20">Otherwise, assign Nnode (number of nodes) to the output array and return the same.</text:p>
            </text:list-item>
          </text:list>
        </text:list-item>
        <text:list-item>
          <text:p text:style-name="P21">Fetch vectors from dataset. <text:s/>Set element to masked if T value within <text:s/>the threshold AND either variable thresholding false or threshold outlining true. <text:s/>The condition is only possible when Opt-&gt;ThreshRange[0] &gt; 0</text:p>
        </text:list-item>
        <text:list-item>
          <text:p text:style-name="P3"><text:span text:style-name="T11">S</text:span><text:span text:style-name="T10">etup nodedef so that it can be used along with Sover-&gt;V for </text:span>clusterizing<text:span text:style-name="T10">. Sover-&gt;V will get modified in subsequent calls so got to do it now</text:span></text:p>
        </text:list-item>
        <text:list-item>
          <text:p text:style-name="P3">nd = SUMA_GetNodeDef<text:span text:style-name="T12">(dset)</text:span></text:p>
          <text:list>
            <text:list-item>
              <text:p text:style-name="P3">( (!dset || !dset-&gt;inel || <text:s/>!dset-&gt;inel-&gt;vec) ? NULL:(int*)(dset-&gt;inel-&gt;vec[0]) )</text:p>
              <text:list>
                <text:list-item>
                  <text:p text:style-name="P22">IOW get the <text:span text:style-name="T15">vector, of </text:span>3D color vector<text:span text:style-name="T15">s,</text:span> <text:span text:style-name="T13">at the first node of the dataset if it exists. </text:span><text:span text:style-name="T14">Otherwise return NULL</text:span></text:p>
                </text:list-item>
              </text:list>
            </text:list-item>
          </text:list>
        </text:list-item>
        <text:list-item>
          <text:p text:style-name="P25">Iterate over the vectors that have been filled</text:p>
          <text:list>
            <text:list-item>
              <text:p text:style-name="P23">if (nd)</text:p>
              <text:list>
                <text:list-item>
                  <text:p text:style-name="P26">copy nd into Sover→NodeDef</text:p>
                </text:list-item>
              </text:list>
            </text:list-item>
            <text:list-item>
              <text:p text:style-name="P26">Otherwise</text:p>
              <text:list>
                <text:list-item>
                  <text:p text:style-name="P26">Fill Sover→NodeDef with 1s</text:p>
                </text:list-item>
              </text:list>
            </text:list-item>
          </text:list>
        </text:list-item>
        <text:list-item>
          <text:p text:style-name="P24">Sover-&gt;FullList = NOPE;</text:p>
        </text:list-item>
        <text:list-item>
          <text:p text:style-name="P27">Colorize</text:p>
          <text:list>
            <text:list-item>
              <text:p text:style-name="P27">SUMA_ScaleToMap</text:p>
              <text:list>
                <text:list-item>
                  <text:p text:style-name="P28">Ensure there is an overlay, <text:span text:style-name="T16">that it has a name </text:span><text:span text:style-name="T17">and that a colormap can be built</text:span><text:span text:style-name="T16">.</text:span></text:p>
                </text:list-item>
                <text:list-item>
                  <text:p text:style-name="P28">SUMAg_CF-&gt;scm = SUMA_Build_Color_maps();</text:p>
                  <text:list>
                    <text:list-item>
                      <text:p text:style-name="P28">SUMA_Get_AFNI_Default_Color_Maps</text:p>
                      <text:list>
                        <text:list-item>
                          <text:p text:style-name="P29">Initialize N_maps and N_cols to -1. <text:s/><text:span text:style-name="T21">Set pthr[i] = 0.0; pov[i] = 0</text:span></text:p>
                        </text:list-item>
                        <text:list-item>
                          <text:p text:style-name="P29">Cv = SUMA_Add_Color ("none", -1.0, -1.0, -1.0, 1.0, Cv, &amp;N_cols);</text:p>
                          <text:list>
                            <text:list-item>
                              <text:p text:style-name="P30">(r,g,b)==(-1.0,-1.0,-1.0) → “No color”</text:p>
                            </text:list-item>
                            <text:list-item>
                              <text:p text:style-name="P30">Else return error if (r,g,b) outside [0,1] range</text:p>
                            </text:list-item>
                            <text:list-item>
                              <text:p text:style-name="P31"><text:soft-page-break/>Ensure color name not too long. <text:s/><text:span text:style-name="T22">If it is, return with error.</text:span></text:p>
                            </text:list-item>
                            <text:list-item>
                              <text:p text:style-name="P31"><text:span text:style-name="T23">C</text:span>heck to see if color exists already. <text:s/><text:span text:style-name="T24">If it does, replace color of that name with new color.</text:span></text:p>
                            </text:list-item>
                            <text:list-item>
                              <text:p text:style-name="P32">Add new colormap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20">i</text:span>cmap <text:span text:style-name="T19">= </text:span>SUMA_Find_ColorMap <text:span text:style-name="T18">(Described above)</text:span></text:p>
                </text:list-item>
                <text:list-item>
                  <text:p text:style-name="P28">ColMap = SUMAg_CF→scm→CMv[icmap];</text:p>
                </text:list-item>
                <text:list-item>
                  <text:p text:style-name="P28">Creat<text:span text:style-name="T25">e</text:span> a scaled color vect<text:span text:style-name="T26">or</text:span></text:p>
                  <text:list>
                    <text:list-item>
                      <text:p text:style-name="P34">if (show mode Con or Cac<text:span text:style-name="T29">)</text:span> </text:p>
                      <text:list>
                        <text:list-item>
                          <text:p text:style-name="P28"><text:span text:style-name="T27">if </text:span>SUMA_NeedsLinearizing(ColMap<text:span text:style-name="T27">) (See description above)</text:span></text:p>
                          <text:list>
                            <text:list-item>
                              <text:p text:style-name="P28">if (!nwarn)</text:p>
                              <text:list>
                                <text:list-item>
                                  <text:p text:style-name="P28">"Cannot do contouring with colormaps that panes of unequal sizes.” "Notice shown once per session."</text:p>
                                </text:list-item>
                                <text:list-item>
                                  <text:p text:style-name="P28">++nwarn;</text:p>
                                </text:list-item>
                                <text:list-item>
                                  <text:p text:style-name="P28">Opt-&gt;ColsContMode = 0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else Opt-&gt;ColsContMode = 1;</text:p>
                        </text:list-item>
                      </text:list>
                    </text:list-item>
                    <text:list-item>
                      <text:p text:style-name="P4"><text:span text:style-name="T28">else Opt-&gt;ColsContMode = 0;</text:span></text:p>
                    </text:list-item>
                    <text:list-item>
                      <text:p text:style-name="P4">SUMA_Create_ColorScaledVect</text:p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4:58:45.676297579</meta:creation-date>
    <dc:date>2025-12-23T18:39:03.737211943</dc:date>
    <meta:editing-duration>P5DT16H49M37S</meta:editing-duration>
    <meta:editing-cycles>76</meta:editing-cycles>
    <meta:generator>LibreOffice/24.2.7.2$Linux_X86_64 LibreOffice_project/420$Build-2</meta:generator>
    <meta:document-statistic meta:table-count="0" meta:image-count="0" meta:object-count="0" meta:page-count="2" meta:paragraph-count="57" meta:word-count="519" meta:character-count="2930" meta:non-whitespace-character-count="2513"/>
  </office:meta>
</office:document-meta>
</file>